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46079" officeooo:paragraph-rsid="001460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 DATE <text:s text:c="3"/>BCF0F0<text:tab/>BCF45D</text:p>
      <text:p text:style-name="Standard">2 Time <text:s text:c="3"/>AFAFF0<text:tab/>CAA4C0</text:p>
      <text:p text:style-name="Standard">3 IOB <text:s text:c="2"/>E1EC91<text:tab/>23C3E9</text:p>
      <text:p text:style-name="Standard"><text:tab/><text:tab/><text:tab/>03BD39</text:p>
      <text:p text:style-name="Standard"><text:tab/><text:tab/><text:tab/>F3B086</text:p>
      <text:p text:style-name="Standard"/>
      <text:p text:style-name="Standard"/>
      <text:p text:style-name="Standard"/>
      <text:p text:style-name="Standard">1 E1EC91</text:p>
      <text:p text:style-name="Standard">2 CAA4C0</text:p>
      <text:p text:style-name="Standard">3 23C3E9</text:p>
      <text:p text:style-name="Standard"/>
      <text:p text:style-name="Standard">1 ED9475 ....</text:p>
      <text:p text:style-name="Standard">2 67DA5D ....</text:p>
      <text:p text:style-name="Standard">3 E497E1 ....</text:p>
      <text:p text:style-name="Standard"/>
      <text:p text:style-name="Standard">1 AAB3FF</text:p>
      <text:p text:style-name="Standard">2 C8D379 <text:s/>....</text:p>
      <text:p text:style-name="Standard">3 E87E84 <text:s text:c="2"/>.....</text:p>
      <text:p text:style-name="Standard"/>
      <text:p text:style-name="Standard"/>
      <text:p text:style-name="Standard">1 8DC591</text:p>
      <text:p text:style-name="Standard">2 DFBC7D</text:p>
      <text:p text:style-name="Standard">3 928FE9 <text:s text:c="2"/>.......</text:p>
      <text:p text:style-name="Standard"/>
      <text:p text:style-name="P1">1 E49E9F <text:s text:c="2"/>....</text:p>
      <text:p text:style-name="P1">2 <text:s/>64FF82 <text:s text:c="2"/>......</text:p>
      <text:p text:style-name="P1">3 <text:s/>DAD393 <text:s text:c="2"/>...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4H3M59S</meta:editing-duration>
    <meta:editing-cycles>9</meta:editing-cycles>
    <meta:generator>LibreOffice/24.8.2.1$Windows_X86_64 LibreOffice_project/0f794b6e29741098670a3b95d60478a65d05ef13</meta:generator>
    <dc:date>2024-11-06T10:30:18.012000000</dc:date>
    <meta:document-statistic meta:table-count="0" meta:image-count="0" meta:object-count="0" meta:page-count="1" meta:paragraph-count="20" meta:word-count="53" meta:character-count="269" meta:non-whitespace-character-count="209"/>
    <meta:user-defined meta:name="Info 1"/>
    <meta:user-defined meta:name="Info 2"/>
    <meta:user-defined meta:name="Info 3"/>
    <meta:user-defined meta:name="Info 4"/>
  </office:meta>
</office:document-meta>
</file>